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D89000001812514A1B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skerville Old Face" svg:font-family="'Baskerville Old Face'" style:font-family-generic="roman"/>
    <style:font-face style:name="Calibri" svg:font-family="Calibri" style:font-family-generic="roman"/>
    <style:font-face style:name="Calibri1" svg:font-family="Calibri" style:font-family-generic="system" style:font-pitch="variable"/>
    <style:font-face style:name="F" svg:font-family="" style:font-family-generic="system" style:font-pitch="variable"/>
    <style:font-face style:name="Microsoft YaHei" svg:font-family="'Microsoft YaHei'" style:font-family-generic="system" style:font-pitch="variable"/>
    <style:font-face style:name="Segoe UI" svg:font-family="'Segoe UI'" style:font-family-generic="swiss"/>
    <style:font-face style:name="Segoe UI1" svg:font-family="'Segoe UI'" style:font-family-generic="system" style:font-pitch="variable"/>
    <style:font-face style:name="Times New Roman" svg:font-family="'Times New Roman'" style:font-family-generic="roman"/>
    <style:font-face style:name="Verdana" svg:font-family="Verdana" style:font-family-generic="swiss"/>
  </office:font-face-decls>
  <office:automatic-styles>
    <style:style style:name="P1" style:family="paragraph" style:parent-style-name="Standard" style:master-page-name="Standard">
      <style:paragraph-properties fo:margin-top="0in" fo:margin-bottom="0in" style:contextual-spacing="false" fo:line-height="100%" fo:text-align="center" style:justify-single-word="false" style:page-number="auto"/>
      <style:text-properties fo:color="#003057" loext:opacity="100%" style:font-name="Baskerville Old Face" fo:font-size="22pt" fo:font-weight="bold" style:font-size-asian="22pt" style:font-weight-asian="bold" style:font-name-complex="Arial1"/>
    </style:style>
    <style:style style:name="P2" style:family="paragraph" style:parent-style-name="Standard">
      <style:paragraph-properties fo:margin-top="0in" fo:margin-bottom="0in" style:contextual-spacing="false" fo:line-height="100%" fo:text-align="center" style:justify-single-word="false"/>
      <style:text-properties style:use-window-font-color="true" loext:opacity="0%"/>
    </style:style>
    <style:style style:name="P3" style:family="paragraph" style:parent-style-name="Standard">
      <style:text-properties style:use-window-font-color="true" loext:opacity="0%" style:font-name="Verdana" fo:font-size="10pt" style:font-size-asian="10pt" style:font-name-complex="Arial1" style:font-size-complex="10pt"/>
    </style:style>
    <style:style style:name="P4" style:family="paragraph" style:parent-style-name="Standard">
      <style:text-properties style:use-window-font-color="true" loext:opacity="0%"/>
    </style:style>
    <style:style style:name="P5" style:family="paragraph" style:parent-style-name="Standard">
      <style:text-properties style:use-window-font-color="true" loext:opacity="0%" style:font-name="Verdana" fo:font-size="10pt" fo:font-weight="bold" style:font-size-asian="10pt" style:font-weight-asian="bold" style:font-name-complex="Arial1" style:font-size-complex="10pt"/>
    </style:style>
    <style:style style:name="P6" style:family="paragraph" style:parent-style-name="Standard">
      <style:paragraph-properties fo:margin-top="0in" fo:margin-bottom="0.111in" style:contextual-spacing="false" fo:break-before="page"/>
      <style:text-properties style:use-window-font-color="true" loext:opacity="0%"/>
    </style:style>
    <style:style style:name="T1" style:family="text">
      <style:text-properties fo:color="#003057" loext:opacity="100%" style:font-name="Baskerville Old Face" fo:font-size="22pt" fo:font-weight="bold" style:font-size-asian="22pt" style:font-weight-asian="bold" style:font-name-complex="Arial1"/>
    </style:style>
    <style:style style:name="T2" style:family="text">
      <style:text-properties style:font-name="Baskerville Old Face" fo:font-size="22pt" fo:font-weight="bold" style:font-size-asian="22pt" style:font-weight-asian="bold" style:font-name-complex="Arial1"/>
    </style:style>
    <style:style style:name="T3" style:family="text">
      <style:text-properties style:font-name="Verdana" fo:font-size="10pt" style:font-size-asian="10pt" style:font-name-complex="Arial1" style:font-size-complex="10pt"/>
    </style:style>
    <style:style style:name="T4" style:family="text">
      <style:text-properties style:font-name="Verdana" fo:font-size="10pt" fo:font-weight="bold" style:font-size-asian="10pt" style:font-weight-asian="bold" style:font-name-complex="Arial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section>
      <text:section text:style-name="Sect1" text:name="Section1">
        <text:p text:style-name="P2"><text:span text:style-name="T2">About the Island</text:span></text:p>
        <text:p text:style-name="P3"/>
        <text:p text:style-name="P4"><text:span text:style-name="T3">Taniti is a small, tropical island in the Pacific. While the island has an area of less than 500 square miles, the terrain is varied and includes both sandy and rocky beaches, a small but safe harbor, lush tropical rainforests, and a mountainous interior that includes a small, active volcano. Taniti has an indigenous population of about 20,000. Until a recent increase in tourism, most the Tanitian economy was dominated by fishing or agriculture.</text:span></text:p>
        <text:p text:style-name="P4"><text:span text:style-name="T4">Tourist needs </text:span></text:p>
        <text:p text:style-name="P4"><text:span text:style-name="T3">Restaurants: Taniti currently has 10 restaurants: five serve mostly local fish and rice, three serve American-style meals, and two serve Pan-Asian cuisine.</text:span></text:p>
        <text:p text:style-name="P4"><text:span text:style-name="T3">Grocery Stores: Taniti has two supermarkets, two smaller grocery stores, and one convenience store that is open 24 hours a day. </text:span></text:p>
        <text:p text:style-name="P4"><text:span text:style-name="T3">Lodging: Taniti has a wide variety of lodging that ranges from an inexpensive hostel to one large, four-star resort. There are many small, family-owned hotels and a growing number of bed and breakfasts. All types of lodging are strictly regulated and regularly inspected by the Tanitian government.</text:span></text:p>
        <text:p text:style-name="P4"><text:span text:style-name="T3">Entertainment: Most people visit Taniti to enjoy the beaches, explore the rainforest, and to visit the volcano. However, there are other things to do, including visiting a local history museum, going on chartered fishing tours, snorkeling, zip-lining in the rainforest, visiting several pubs, including a microbrewery, dancing at a new dance club, seeing a movie, taking helicopter rides, playing at an arcade, visiting art galleries, and bowling. Also, a nine-hole golf course should be operational by next year. Many of these activities are located in Merriton Landing, which is a rapidly developing area on the north side of Yellow Leaf Bay. </text:span></text:p>
        <text:p text:style-name="P4"><text:span text:style-name="T3">Sightseeing: Most tourists spend most of their time in Taniti City, which boasts native architecture and nearby white, sandy beaches that encircle Yellow Leaf Bay. Other popular activities include boat or bus tours of the island, hikes in the rainforest, or visits to Taniti’s active volcano.</text:span></text:p>
        <text:p text:style-name="P4"><text:span text:style-name="T3">Transportation: Almost all visitors arrive to Taniti by air, though some arrive on a small cruise ship that docks in Yellow Leaf Bay for one night per week. Taniti is served by a small airport that can accommodate small jets and propeller planes. Taniti is in the process of expanding the airport so larger jets will be able to land on the island within the next few years. </text:span></text:p>
        <text:p text:style-name="P4"><text:span text:style-name="T3">Ground Transportation: Public buses serve Taniti City and run from 5 a.m. to 11 p.m. every day. Private buses serve the rest of the island. Taxis are available in Taniti City, and rental cars can be rented from a local rental agency near the airport. Bikes and helmets are available to rent from several vendors (helmets are required by law). Taniti City is fairly flat and very walkable. Many tourists stay in the area surrounding Merriton Landing: this area is easy to explore on foot.</text:span></text:p>
        <text:p text:style-name="P5"/>
        <text:p text:style-name="P6"><text:span text:style-name="T4">Frequently Requested Information:</text:span></text:p>
        <text:p text:style-name="P4"><text:span text:style-name="T3">Power outlets are 120 volts (the same as in the United States). </text:span></text:p>
        <text:p text:style-name="P4"><text:span text:style-name="T3">Alcohol is not allowed to be served or sold between the hours of midnight and 9:00 a.m. </text:span></text:p>
        <text:p text:style-name="P4"><text:span text:style-name="T3">The drinking age on Taniti is 18 and the drinking age is not strictly enforced.</text:span></text:p>
        <text:p text:style-name="P4"><text:span text:style-name="T3">Many younger Tanitians speak fluent English. Very little English is spoken in rural areas, especially by the older residents.</text:span></text:p>
        <text:p text:style-name="P4"><text:span text:style-name="T3">There is one hospital and several clinics. The hospital has many multilingual employees.</text:span></text:p>
        <text:p text:style-name="P4"><text:span text:style-name="T3">Violent crime is very rare on Taniti, but as tourism increases, there are more reports of pickpocketing and other petty crimes. </text:span></text:p>
        <text:p text:style-name="P4"><text:span text:style-name="T3">Taniti enjoys a large number of national holidays, and many tourist attractions and restaurants will be closed on holidays, so visitors should plan accordingly.</text:span></text:p>
        <text:p text:style-name="P4"><text:span text:style-name="T3">Taniti uses the U.S. dollar as its currency, but many businesses will also accept euros and yen. Several banks facilitate currency exchange, and many businesses accept major credit cards.</text:span></text:p>
        <text:p text:style-name="P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skerville Old Face" svg:font-family="'Baskerville Old Face'" style:font-family-generic="roman"/>
    <style:font-face style:name="Calibri" svg:font-family="Calibri" style:font-family-generic="roman"/>
    <style:font-face style:name="Calibri1" svg:font-family="Calibri" style:font-family-generic="system" style:font-pitch="variable"/>
    <style:font-face style:name="F" svg:font-family="" style:font-family-generic="system" style:font-pitch="variable"/>
    <style:font-face style:name="Microsoft YaHei" svg:font-family="'Microsoft YaHei'" style:font-family-generic="system" style:font-pitch="variable"/>
    <style:font-face style:name="Segoe UI" svg:font-family="'Segoe UI'" style:font-family-generic="swiss"/>
    <style:font-face style:name="Segoe UI1" svg:font-family="'Segoe UI'" style:font-family-generic="system" style:font-pitch="variable"/>
    <style:font-face style:name="Times New Roman" svg:font-family="'Times New Roman'" style:font-family-generic="roman"/>
    <style:font-face style:name="Verdana" svg:font-family="Verdana" style:font-family-generic="swiss"/>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2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loext:linked-style-name="Balloon_20_Tex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margin-left="-0.25in" fo:text-align="center" style:justify-single-word="false"/>
    </style:style>
    <style:style style:name="MP2" style:family="paragraph" style:parent-style-name="Footer">
      <style:paragraph-properties fo:margin-top="0.0835in" fo:margin-bottom="0in" style:contextual-spacing="false" fo:text-align="center" style:justify-single-word="false"/>
    </style:style>
    <style:style style:name="MT1" style:family="text">
      <style:text-properties style:font-name="Verdana" fo:font-size="10pt" style:font-name-asian="F" style:font-size-asian="10pt" style:font-name-complex="F" style:font-size-complex="10pt"/>
    </style:style>
    <style:style style:name="MT2" style:family="text">
      <style:text-properties style:font-name="Verdana" fo:font-size="10pt" fo:font-style="italic" style:font-name-asian="F" style:font-size-asian="10pt" style:font-style-asian="italic" style:font-name-complex="F" style:font-size-complex="10pt"/>
    </style:style>
    <style:style style:name="MT3" style:family="text">
      <style:text-properties fo:color="#97999b" loext:opacity="100%"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2">D479: Project Approach and Prototype</text:span><text:span text:style-name="MT1"><text:tab/>About the Island</text:span></text:p>
      </style:header>
      <style:header-first>
        <text:p text:style-name="Header"><text:span text:style-name="MT2">HJN1: Project Approach and Prototype</text:span></text:p>
      </style:header-first>
      <style:footer>
        <text:p text:style-name="MP1"><draw:frame draw:style-name="Mfr1" draw:name="Picture 6" text:anchor-type="as-char" svg:width="4.7311in" svg:height="0.5256in" draw:z-index="0"><draw:image xlink:href="Pictures/1000000000000D89000001812514A1BF.jpg" xlink:type="simple" xlink:show="embed" xlink:actuate="onLoad" draw:mime-type="image/jpeg"/></draw:frame></text:p>
        <text:p text:style-name="MP2" loext:marker-style-name="MT3"><text:span text:style-name="MT3">PAGE </text:span><text:span text:style-name="MT3"><text:page-number text:select-page="current">2</text:page-number></text:span></text:p>
      </style:footer>
      <style:footer-first>
        <text:p text:style-name="MP1"><draw:frame draw:style-name="Mfr1" draw:name="Picture 1" text:anchor-type="as-char" svg:width="4.7311in" svg:height="0.5256in" draw:z-index="1"><draw:image xlink:href="Pictures/1000000000000D89000001812514A1BF.jpg" xlink:type="simple" xlink:show="embed" xlink:actuate="onLoad" draw:mime-type="image/jpeg"/></draw:frame></text:p>
        <text:p text:style-name="MP2" loext:marker-style-name="MT3"><text:span text:style-name="MT3">PAGE </text:span><text:span text:style-name="MT3"><text:page-number text:select-page="current">1</text:page-number></text:span></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Assessment Code: Task Title</dc:title>
    <meta:initial-creator>Mary Coleman</meta:initial-creator>
    <meta:editing-cycles>3</meta:editing-cycles>
    <meta:creation-date>2022-09-01T19:53:00</meta:creation-date>
    <dc:date>2025-03-28T14:57:16.833000000</dc:date>
    <meta:editing-duration>PT7M1S</meta:editing-duration>
    <meta:generator>LibreOffice/24.8.5.2$Windows_X86_64 LibreOffice_project/fddf2685c70b461e7832239a0162a77216259f22</meta:generator>
    <meta:document-statistic meta:table-count="0" meta:image-count="2" meta:object-count="0" meta:page-count="2" meta:paragraph-count="25" meta:word-count="639" meta:character-count="3911" meta:non-whitespace-character-count="3288"/>
    <meta:user-defined meta:name="AppVersion">16.0000</meta:user-defined>
    <meta:user-defined meta:name="Company">Western Governors University</meta:user-defined>
    <meta:user-defined meta:name="ContentTypeId">0x010100C39F2A75005F2D43B30369DAED2CCB1C</meta:user-defined>
    <meta:user-defined meta:name="DocumentSetDescription"/>
    <meta:template xlink:type="simple" xlink:actuate="onRequest" xlink:title="Normal" xlink:href=""/>
  </office:meta>
</office:document-meta>
</file>